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1cm" draw:marker-start-width="0.35cm" draw:marker-end="Arrowheads_20_1" draw:marker-end-width="0.35cm" draw:fill="none" draw:textarea-vertical-align="middle" fo:padding-top="0.175cm" fo:padding-bottom="0.175cm" fo:padding-left="0.3cm" fo:padding-right="0.3cm"/>
    </style:style>
    <style:style style:name="gr2" style:family="graphic" style:parent-style-name="objectwithoutfill">
      <style:graphic-properties svg:stroke-width="0.1cm" draw:marker-start="" draw:marker-start-width="0.35cm" draw:marker-end="Arrowheads_20_1" draw:marker-end-width="0.35cm" draw:fill="none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32cm" fo:min-width="0.541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34cm" fo:min-width="0.371cm"/>
    </style:style>
    <style:style style:name="gr5" style:family="graphic" style:parent-style-name="standard">
      <style:graphic-properties draw:stroke="none" svg:stroke-color="#ff0000" draw:fill="none" draw:fill-color="#ffffff" draw:textarea-horizontal-align="left" draw:auto-grow-height="true" draw:auto-grow-width="false" fo:min-height="0.832cm" fo:min-width="0.334cm"/>
    </style:style>
    <style:style style:name="gr6" style:family="graphic" style:parent-style-name="standard">
      <style:graphic-properties draw:stroke="none" svg:stroke-color="#ff0000" draw:fill="none" draw:fill-color="#ffffff" draw:textarea-horizontal-align="left" draw:auto-grow-height="true" draw:auto-grow-width="false" fo:min-height="0.833cm" fo:min-width="0.33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32cm" fo:min-width="0.54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31cm" fo:min-width="0.371cm"/>
    </style:style>
    <style:style style:name="gr9" style:family="graphic" style:parent-style-name="standard">
      <style:graphic-properties draw:stroke="none" svg:stroke-color="#ff0000" draw:fill="none" draw:fill-color="#ffffff" draw:textarea-horizontal-align="left" draw:auto-grow-height="true" draw:auto-grow-width="false" fo:min-height="0.83cm" fo:min-width="0.334cm"/>
    </style:style>
    <style:style style:name="gr10" style:family="graphic" style:parent-style-name="standard">
      <style:graphic-properties draw:stroke="none" svg:stroke-color="#ff0000" draw:fill="none" draw:fill-color="#ffffff" draw:textarea-horizontal-align="left" draw:auto-grow-height="true" draw:auto-grow-width="false" fo:min-height="0.831cm" fo:min-width="0.334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8cm" fo:min-width="1.893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67cm" fo:min-width="0.736cm"/>
    </style:style>
    <style:style style:name="gr13" style:family="graphic" style:parent-style-name="standard">
      <style:graphic-properties draw:fill="solid" draw:fill-color="#eb613d" draw:textarea-horizontal-align="justify" draw:textarea-vertical-align="middle" draw:auto-grow-height="false"/>
    </style:style>
    <style:style style:name="gr14" style:family="graphic" style:parent-style-name="standard">
      <style:graphic-properties draw:fill="solid" draw:fill-color="#cfe7f5" draw:textarea-horizontal-align="justify" draw:textarea-vertical-align="middle" draw:auto-grow-height="fals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67cm" fo:min-width="0.673cm"/>
    </style:style>
    <style:style style:name="gr16" style:family="graphic" style:parent-style-name="objectwithoutfill">
      <style:graphic-properties svg:stroke-color="#ff0000" draw:marker-end="Arrowheads_20_1" draw:fill="none" draw:textarea-vertical-align="middle"/>
    </style:style>
    <style:style style:name="gr17" style:family="graphic" style:parent-style-name="objectwithoutfill">
      <style:graphic-properties svg:stroke-color="#ff0000" draw:marker-start="Arrowheads_20_1" draw:marker-end="" draw:fill="none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8cm" fo:min-width="1.892cm"/>
    </style:style>
    <style:style style:name="gr19" style:family="graphic" style:parent-style-name="objectwithoutfill">
      <style:graphic-properties svg:stroke-color="#ff0000" draw:marker-start="" draw:marker-end="Arrowheads_20_1" draw:fill="none" draw:textarea-vertical-align="middl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8cm" fo:min-width="1.816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7cm" fo:min-width="1.816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34cm" fo:min-width="2.572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31cm" fo:min-width="2.572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32cm" fo:min-width="2.529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33cm" fo:min-width="2.529cm"/>
    </style:style>
    <style:style style:name="gr26" style:family="graphic" style:parent-style-name="standard">
      <style:graphic-properties svg:stroke-color="#808080" draw:fill="solid" draw:fill-color="#000000" draw:textarea-horizontal-align="justify" draw:textarea-vertical-align="middle" draw:auto-grow-height="false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68cm" fo:min-width="0.673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33cm" fo:min-width="0.541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22cm" fo:min-width="0.371cm"/>
    </style:style>
    <style:style style:name="gr30" style:family="graphic" style:parent-style-name="standard">
      <style:graphic-properties draw:stroke="none" svg:stroke-color="#ff0000" draw:fill="none" draw:fill-color="#ffffff" draw:textarea-horizontal-align="left" draw:auto-grow-height="true" draw:auto-grow-width="false" fo:min-height="0.723cm" fo:min-width="0.334cm"/>
    </style:style>
    <style:style style:name="gr31" style:family="graphic" style:parent-style-name="standard">
      <style:graphic-properties draw:stroke="none" svg:stroke-color="#ff0000" draw:fill="none" draw:fill-color="#ffffff" draw:textarea-horizontal-align="left" draw:auto-grow-height="true" draw:auto-grow-width="false" fo:min-height="0.722cm" fo:min-width="0.334cm"/>
    </style:style>
    <style:style style:name="gr32" style:family="graphic" style:parent-style-name="objectwithoutfill">
      <style:graphic-properties svg:stroke-color="#ff0000" draw:marker-start="Arrowheads_20_1" draw:fill="none" draw:textarea-vertical-align="middle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4cm" fo:min-width="0.499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4cm" fo:min-width="0.497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4cm" fo:min-width="0.498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3cm" fo:min-width="0.497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3cm" fo:min-width="0.498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43cm" fo:min-width="0.736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63cm" fo:min-width="0.673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5cm" fo:min-width="1.919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4cm" fo:min-width="1.382cm"/>
    </style:style>
    <style:style style:name="gr43" style:family="graphic" style:parent-style-name="objectwithoutfill">
      <style:graphic-properties svg:stroke-color="#ff0000" draw:marker-end="Arrowheads_20_3" draw:fill="none" draw:textarea-vertical-align="middle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2cm" fo:min-width="0.217cm"/>
    </style:style>
    <style:style style:name="gr45" style:family="graphic" style:parent-style-name="standard">
      <style:graphic-properties draw:stroke="none" svg:stroke-color="#ff0000" draw:fill="none" draw:fill-color="#ffffff" draw:textarea-horizontal-align="left" draw:auto-grow-height="true" draw:auto-grow-width="false" fo:min-height="0.652cm" fo:min-width="0.334cm"/>
    </style:style>
    <style:style style:name="gr46" style:family="graphic" style:parent-style-name="standard">
      <style:graphic-properties draw:stroke="none" svg:stroke-color="#ff0000" draw:fill="none" draw:fill-color="#ffffff" draw:textarea-horizontal-align="left" draw:auto-grow-height="true" draw:auto-grow-width="false" fo:min-height="0.651cm" fo:min-width="0.334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48cm" fo:min-width="0.673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43cm" fo:min-width="0.736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02cm" fo:min-width="0.371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97cm" fo:min-width="0.736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1cm" fo:min-width="0.218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2cm" fo:min-width="0.371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7cm" fo:min-width="1.15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7cm" fo:min-width="1.149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7cm" fo:min-width="0.375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1cm" fo:min-width="5.269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2cm" fo:min-width="5.182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33cm" fo:min-width="0.37cm"/>
    </style:style>
    <style:style style:name="gr59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color="#ff0000" fo:font-size="18pt" style:font-size-asian="18pt" style:font-size-complex="18pt"/>
    </style:style>
    <style:style style:name="P3" style:family="paragraph">
      <style:text-properties fo:color="#ff0000" fo:font-weight="bold" style:font-weight-asian="bold" style:font-weight-complex="bold"/>
    </style:style>
    <style:style style:name="T1" style:family="text">
      <style:text-properties fo:color="#ff0000" fo:font-size="18pt" style:font-size-asian="18pt" style:font-size-complex="18pt"/>
    </style:style>
    <style:style style:name="T2" style:family="text">
      <style:text-properties style:text-position="sub 58%"/>
    </style:style>
    <style:style style:name="T3" style:family="text">
      <style:text-properties fo:color="#ff0000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line draw:style-name="gr1" draw:text-style-name="P1" draw:layer="layout" svg:x1="19.033cm" svg:y1="19.399cm" svg:x2="28.206cm" svg:y2="19.399cm">
          <text:p/>
        </draw:line>
        <draw:line draw:style-name="gr2" draw:text-style-name="P1" draw:layer="layout" svg:x1="19.033cm" svg:y1="19.4cm" svg:x2="19.033cm" svg:y2="11.431cm">
          <text:p/>
        </draw:line>
        <draw:frame draw:style-name="gr3" draw:layer="layout" svg:width="1.041cm" svg:height="1.082cm" svg:x="27.189cm" svg:y="19.484cm">
          <draw:text-box>
            <text:p>S</text:p>
          </draw:text-box>
        </draw:frame>
        <draw:line draw:style-name="gr1" draw:text-style-name="P1" draw:layer="layout" svg:x1="19.034cm" svg:y1="19.399cm" svg:x2="28.207cm" svg:y2="19.399cm">
          <text:p/>
        </draw:line>
        <draw:line draw:style-name="gr2" draw:text-style-name="P1" draw:layer="layout" svg:x1="19.034cm" svg:y1="19.4cm" svg:x2="19.034cm" svg:y2="11.431cm">
          <text:p/>
        </draw:line>
        <draw:frame draw:style-name="gr4" draw:layer="layout" svg:width="0.695cm" svg:height="1.084cm" svg:x="17.873cm" svg:y="11.505cm">
          <draw:text-box>
            <text:p>T</text:p>
          </draw:text-box>
        </draw:frame>
        <draw:frame draw:style-name="gr5" draw:text-style-name="P2" draw:layer="layout" svg:width="0.663cm" svg:height="1.082cm" svg:x="26.936cm" svg:y="13.216cm">
          <draw:text-box>
            <text:p><text:span text:style-name="T1">1</text:span></text:p>
          </draw:text-box>
        </draw:frame>
        <draw:frame draw:style-name="gr6" draw:text-style-name="P2" draw:layer="layout" svg:width="0.663cm" svg:height="1.083cm" svg:x="20.513cm" svg:y="13.555cm">
          <draw:text-box>
            <text:p><text:span text:style-name="T1">2</text:span></text:p>
          </draw:text-box>
        </draw:frame>
        <draw:frame draw:style-name="gr6" draw:text-style-name="P2" draw:layer="layout" svg:width="0.664cm" svg:height="1.083cm" svg:x="19.482cm" svg:y="17.823cm">
          <draw:text-box draw:corner-radius="0.299cm">
            <text:p><text:span text:style-name="T1">3</text:span></text:p>
          </draw:text-box>
        </draw:frame>
        <draw:frame draw:style-name="gr5" draw:text-style-name="P2" draw:layer="layout" svg:width="0.665cm" svg:height="1.082cm" svg:x="25.424cm" svg:y="17.96cm">
          <draw:text-box>
            <text:p><text:span text:style-name="T1">4</text:span></text:p>
          </draw:text-box>
        </draw:frame>
        <draw:line draw:style-name="gr1" draw:text-style-name="P1" draw:layer="layout" svg:x1="19.034cm" svg:y1="9.254cm" svg:x2="28.207cm" svg:y2="9.254cm">
          <text:p/>
        </draw:line>
        <draw:line draw:style-name="gr2" draw:text-style-name="P1" draw:layer="layout" svg:x1="19.034cm" svg:y1="9.254cm" svg:x2="19.034cm" svg:y2="1.285cm">
          <text:p/>
        </draw:line>
        <draw:frame draw:style-name="gr7" draw:layer="layout" svg:width="1.04cm" svg:height="1.082cm" svg:x="27.191cm" svg:y="9.524cm">
          <draw:text-box>
            <text:p>V</text:p>
          </draw:text-box>
        </draw:frame>
        <draw:line draw:style-name="gr1" draw:text-style-name="P1" draw:layer="layout" svg:x1="19.034cm" svg:y1="9.254cm" svg:x2="28.207cm" svg:y2="9.254cm">
          <text:p/>
        </draw:line>
        <draw:line draw:style-name="gr2" draw:text-style-name="P1" draw:layer="layout" svg:x1="19.034cm" svg:y1="9.169cm" svg:x2="19.034cm" svg:y2="1.2cm">
          <text:p/>
        </draw:line>
        <draw:frame draw:style-name="gr8" draw:layer="layout" svg:width="0.694cm" svg:height="1.081cm" svg:x="17.874cm" svg:y="1.362cm">
          <draw:text-box>
            <text:p>P</text:p>
          </draw:text-box>
        </draw:frame>
        <draw:frame draw:style-name="gr9" draw:text-style-name="P2" draw:layer="layout" svg:width="0.662cm" svg:height="1.08cm" svg:x="25.919cm" svg:y="4.256cm">
          <draw:text-box>
            <text:p><text:span text:style-name="T1">1</text:span></text:p>
          </draw:text-box>
        </draw:frame>
        <draw:frame draw:style-name="gr6" draw:text-style-name="P2" draw:layer="layout" svg:width="0.661cm" svg:height="1.083cm" svg:x="20.11cm" svg:y="2.02cm">
          <draw:text-box>
            <text:p><text:span text:style-name="T1">2</text:span></text:p>
          </draw:text-box>
        </draw:frame>
        <draw:frame draw:style-name="gr6" draw:text-style-name="P2" draw:layer="layout" svg:width="0.788cm" svg:height="1.083cm" svg:x="19.736cm" svg:y="7.05cm">
          <draw:text-box>
            <text:p><text:span text:style-name="T1">3</text:span></text:p>
          </draw:text-box>
        </draw:frame>
        <draw:frame draw:style-name="gr10" draw:text-style-name="P2" draw:layer="layout" svg:width="0.664cm" svg:height="1.081cm" svg:x="25.919cm" svg:y="8.323cm">
          <draw:text-box>
            <text:p><text:span text:style-name="T1">4</text:span></text:p>
          </draw:text-box>
        </draw:frame>
        <draw:frame draw:style-name="gr11" draw:layer="layout" svg:width="2.393cm" svg:height="1.318cm" svg:x="19.874cm" svg:y="9.276cm">
          <draw:text-box>
            <text:p>V<text:span text:style-name="T2">2</text:span>=V<text:span text:style-name="T2">3</text:span></text:p>
          </draw:text-box>
        </draw:frame>
        <draw:frame draw:style-name="gr12" draw:layer="layout" svg:width="1.752cm" svg:height="1.317cm" svg:x="22.735cm" svg:y="12.719cm">
          <draw:text-box>
            <text:p>Q<text:span text:style-name="T2">H</text:span></text:p>
          </draw:text-box>
        </draw:frame>
        <draw:custom-shape draw:style-name="gr13" draw:text-style-name="P1" draw:layer="layout" svg:width="0.464cm" svg:height="1.526cm" svg:x="23.929cm" svg:y="12.2cm">
          <text:p/>
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4" draw:text-style-name="P1" draw:layer="layout" svg:width="0.468cm" svg:height="1.15cm" svg:x="22.785cm" svg:y="17.96cm">
          <text:p/>
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4" draw:text-style-name="P1" draw:layer="layout" svg:width="0.469cm" svg:height="1.15cm" svg:x="22.785cm" svg:y="17.96cm">
          <text:p/>
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5" draw:layer="layout" svg:width="1.713cm" svg:height="1.317cm" svg:x="21.769cm" svg:y="18.298cm">
          <draw:text-box>
            <text:p>Q<text:span text:style-name="T2">L</text:span></text:p>
          </draw:text-box>
        </draw:frame>
        <draw:line draw:style-name="gr16" draw:text-style-name="P1" draw:layer="layout" svg:x1="20.583cm" svg:y1="2.647cm" svg:x2="20.583cm" svg:y2="7.051cm">
          <text:p/>
        </draw:line>
        <draw:line draw:style-name="gr17" draw:text-style-name="P1" draw:layer="layout" svg:x1="25.919cm" svg:y1="4.255cm" svg:x2="25.919cm" svg:y2="8.659cm">
          <text:p/>
        </draw:line>
        <draw:path draw:style-name="gr16" draw:text-style-name="P1" draw:layer="layout" svg:width="5.427cm" svg:height="1.261cm" draw:transform="rotate (3.0771900041912) translate (25.9188719036764cm 4.25528479873527cm)" svg:viewBox="0 0 5428 1262" svg:d="m0 0c2631-1 5428 1262 5428 1262">
          <text:p/>
        </draw:path>
        <draw:path draw:style-name="gr16" draw:text-style-name="P1" draw:layer="layout" svg:width="5.464cm" svg:height="1.083cm" draw:transform="skewX (0.000698131700797685) rotate (-0.488517657633214) translate (21.0927147394228cm 6.09416955782002cm)" svg:viewBox="0 0 5465 1084" svg:d="m0 1084c3069-1 5465-1084 5465-1084">
          <text:p/>
        </draw:path>
        <draw:frame draw:style-name="gr18" draw:layer="layout" svg:width="2.392cm" svg:height="1.318cm" svg:x="24.565cm" svg:y="9.277cm">
          <draw:text-box>
            <text:p>V<text:span text:style-name="T2">1</text:span>=V<text:span text:style-name="T2">4</text:span></text:p>
          </draw:text-box>
        </draw:frame>
        <draw:line draw:style-name="gr19" draw:text-style-name="P1" draw:layer="layout" svg:x1="26.85cm" svg:y1="13.725cm" svg:x2="21.246cm" svg:y2="13.725cm">
          <text:p/>
        </draw:line>
        <draw:line draw:style-name="gr17" draw:text-style-name="P1" draw:layer="layout" svg:x1="25.666cm" svg:y1="17.959cm" svg:x2="20.062cm" svg:y2="17.959cm">
          <text:p/>
        </draw:line>
        <draw:path draw:style-name="gr16" draw:text-style-name="P1" draw:layer="layout" svg:width="3.851cm" svg:height="2.127cm" draw:transform="skewX (0.00191986217719378) rotate (-1.33849300335445) translate (21.2464842511473cm 13.7248291017095cm)" svg:viewBox="0 0 3852 2128" svg:d="m0 0c1914 3 3852 2128 3852 2128">
          <text:p/>
        </draw:path>
        <draw:path draw:style-name="gr16" draw:text-style-name="P1" draw:layer="layout" svg:width="4.098cm" svg:height="1.586cm" draw:transform="skewX (0.00122173047639605) rotate (0.928689694986183) translate (24.3957640525829cm 17.0072964720404cm)" svg:viewBox="0 0 4099 1587" svg:d="m0 1587c2117 2 4099-1587 4099-1587">
          <text:p/>
        </draw:path>
        <draw:frame draw:style-name="gr20" draw:layer="layout" svg:width="2.316cm" svg:height="1.318cm" svg:x="17.112cm" svg:y="17.474cm">
          <draw:text-box>
            <text:p>T<text:span text:style-name="T2">3</text:span>=T<text:span text:style-name="T2">4</text:span></text:p>
          </draw:text-box>
        </draw:frame>
        <draw:frame draw:style-name="gr21" draw:layer="layout" svg:width="2.316cm" svg:height="1.317cm" svg:x="17.113cm" svg:y="13.411cm">
          <draw:text-box>
            <text:p>T<text:span text:style-name="T2">1</text:span>=T<text:span text:style-name="T2">2</text:span></text:p>
          </draw:text-box>
        </draw:frame>
        <draw:frame draw:style-name="gr22" draw:layer="layout" svg:width="3.684cm" svg:height="1.884cm" draw:transform="rotate (1.17478111951738) translate (19.312cm 17.187cm)">
          <draw:text-box>
            <text:p>V = const.</text:p>
          </draw:text-box>
        </draw:frame>
        <draw:frame draw:style-name="gr23" draw:layer="layout" svg:width="3.516cm" svg:height="1.881cm" draw:transform="rotate (1.17547925121818) translate (26.005cm 17.527cm)">
          <draw:text-box>
            <text:p>V = const.</text:p>
          </draw:text-box>
        </draw:frame>
        <draw:frame draw:style-name="gr24" draw:layer="layout" svg:width="3.93cm" svg:height="1.082cm" draw:transform="rotate (-0.327772833524534) translate (22.23cm 2.421cm)">
          <draw:text-box>
            <text:p>T = const.</text:p>
          </draw:text-box>
        </draw:frame>
        <draw:frame draw:style-name="gr25" draw:layer="layout" svg:width="3.936cm" svg:height="1.083cm" draw:transform="rotate (-0.328296432300134) translate (21.047cm 7.401cm)">
          <draw:text-box>
            <text:p>T = const.</text:p>
          </draw:text-box>
        </draw:frame>
        <draw:custom-shape draw:style-name="gr26" draw:text-style-name="P1" draw:layer="layout" svg:width="4.321cm" svg:height="0.51cm" svg:x="21.512cm" svg:y="15.757cm">
          <text:p/>
          <draw:enhanced-geometry svg:viewBox="0 0 21600 21600" draw:mirror-horizontal="tru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7" draw:layer="layout" svg:width="1.953cm" svg:height="1.318cm" svg:x="22.701cm" svg:y="16.041cm">
          <draw:text-box>
            <text:p>Q<text:span text:style-name="T2">Gen</text:span></text:p>
          </draw:text-box>
        </draw:frame>
        <draw:line draw:style-name="gr1" draw:text-style-name="P1" draw:layer="layout" svg:x1="9.695cm" svg:y1="19.237cm" svg:x2="17.799cm" svg:y2="19.237cm">
          <text:p/>
        </draw:line>
        <draw:line draw:style-name="gr2" draw:text-style-name="P1" draw:layer="layout" svg:x1="9.695cm" svg:y1="19.238cm" svg:x2="9.695cm" svg:y2="10.452cm">
          <text:p/>
        </draw:line>
        <draw:frame draw:style-name="gr28" draw:layer="layout" svg:width="1.041cm" svg:height="1.083cm" svg:x="17.349cm" svg:y="19.351cm">
          <draw:text-box>
            <text:p>S</text:p>
          </draw:text-box>
        </draw:frame>
        <draw:line draw:style-name="gr1" draw:text-style-name="P1" draw:layer="layout" svg:x1="9.696cm" svg:y1="19.237cm" svg:x2="17.8cm" svg:y2="19.237cm">
          <text:p/>
        </draw:line>
        <draw:line draw:style-name="gr2" draw:text-style-name="P1" draw:layer="layout" svg:x1="9.696cm" svg:y1="19.238cm" svg:x2="9.696cm" svg:y2="10.452cm">
          <text:p/>
        </draw:line>
        <draw:frame draw:style-name="gr29" draw:layer="layout" svg:width="0.612cm" svg:height="0.972cm" svg:x="8.671cm" svg:y="10.536cm">
          <draw:text-box>
            <text:p>T</text:p>
          </draw:text-box>
        </draw:frame>
        <draw:frame draw:style-name="gr10" draw:text-style-name="P2" draw:layer="layout" svg:width="0.589cm" svg:height="1.081cm" svg:x="16.172cm" svg:y="14.371cm">
          <draw:text-box>
            <text:p><text:span text:style-name="T1">1</text:span></text:p>
          </draw:text-box>
        </draw:frame>
        <draw:frame draw:style-name="gr10" draw:text-style-name="P2" draw:layer="layout" svg:width="0.589cm" svg:height="1.081cm" svg:x="16.172cm" svg:y="10.393cm">
          <draw:text-box>
            <text:p><text:span text:style-name="T1">2</text:span></text:p>
          </draw:text-box>
        </draw:frame>
        <draw:frame draw:style-name="gr30" draw:text-style-name="P2" draw:layer="layout" svg:width="0.587cm" svg:height="0.973cm" svg:x="10.092cm" svg:y="12.269cm">
          <draw:text-box>
            <text:p><text:span text:style-name="T1">3</text:span></text:p>
          </draw:text-box>
        </draw:frame>
        <draw:frame draw:style-name="gr31" draw:text-style-name="P2" draw:layer="layout" svg:width="0.587cm" svg:height="0.972cm" svg:x="10.104cm" svg:y="17.086cm">
          <draw:text-box>
            <text:p><text:span text:style-name="T1">4</text:span></text:p>
          </draw:text-box>
        </draw:frame>
        <draw:line draw:style-name="gr2" draw:text-style-name="P1" draw:layer="layout" svg:x1="9.695cm" svg:y1="9.686cm" svg:x2="9.695cm" svg:y2="0.9cm">
          <text:p/>
        </draw:line>
        <draw:line draw:style-name="gr1" draw:text-style-name="P1" draw:layer="layout" svg:x1="9.696cm" svg:y1="9.686cm" svg:x2="17.8cm" svg:y2="9.686cm">
          <text:p/>
        </draw:line>
        <draw:line draw:style-name="gr2" draw:text-style-name="P1" draw:layer="layout" svg:x1="9.696cm" svg:y1="9.686cm" svg:x2="9.696cm" svg:y2="0.9cm">
          <text:p/>
        </draw:line>
        <draw:frame draw:style-name="gr29" draw:layer="layout" svg:width="0.612cm" svg:height="0.972cm" svg:x="8.671cm" svg:y="0.984cm">
          <draw:text-box>
            <text:p>P</text:p>
          </draw:text-box>
        </draw:frame>
        <draw:path draw:style-name="gr17" draw:text-style-name="P1" draw:layer="layout" svg:width="5.644cm" svg:height="0.692cm" draw:transform="skewX (-0.0705113017805709) rotate (-1.25419360048313) translate (14.3950985665138cm 2.91922779759648cm)" svg:viewBox="0 0 5645 693" svg:d="m0 630c2993 311 5645-630 5645-630">
          <text:p/>
        </draw:path>
        <draw:path draw:style-name="gr32" draw:text-style-name="P1" draw:layer="layout" svg:width="3.524cm" svg:height="3.036cm" draw:transform="skewX (-0.20943951023932) rotate (2.40454011047259) translate (11.7379960948462cm 8.1908528424665cm)" svg:viewBox="0 0 3525 3037" svg:d="m0 0c2223 0 3525 3037 3525 3037">
          <text:p/>
        </draw:path>
        <draw:frame draw:style-name="gr6" draw:text-style-name="P2" draw:layer="layout" svg:width="0.587cm" svg:height="1.083cm" svg:x="16.336cm" svg:y="7.584cm">
          <draw:text-box>
            <text:p><text:span text:style-name="T1">1</text:span></text:p>
          </draw:text-box>
        </draw:frame>
        <draw:frame draw:style-name="gr31" draw:text-style-name="P2" draw:layer="layout" svg:width="0.585cm" svg:height="0.972cm" svg:x="13.834cm" svg:y="2.775cm">
          <draw:text-box>
            <text:p><text:span text:style-name="T1">2</text:span></text:p>
          </draw:text-box>
        </draw:frame>
        <draw:frame draw:style-name="gr30" draw:text-style-name="P2" draw:layer="layout" svg:width="0.587cm" svg:height="0.973cm" svg:x="10.029cm" svg:y="2.717cm">
          <draw:text-box>
            <text:p><text:span text:style-name="T1">3</text:span></text:p>
          </draw:text-box>
        </draw:frame>
        <draw:frame draw:style-name="gr31" draw:text-style-name="P2" draw:layer="layout" svg:width="0.586cm" svg:height="0.972cm" svg:x="11.077cm" svg:y="8.133cm">
          <draw:text-box>
            <text:p><text:span text:style-name="T1">4</text:span></text:p>
          </draw:text-box>
        </draw:frame>
        <draw:frame draw:style-name="gr33" draw:layer="layout" svg:width="1.128cm" svg:height="1.184cm" svg:x="14.56cm" svg:y="5.043cm">
          <draw:text-box>
            <text:p>S<text:span text:style-name="T2">1</text:span></text:p>
          </draw:text-box>
        </draw:frame>
        <draw:frame draw:style-name="gr34" draw:layer="layout" svg:width="1.128cm" svg:height="1.184cm" svg:x="9.768cm" svg:y="5.123cm">
          <draw:text-box>
            <text:p>S<text:span text:style-name="T2">3</text:span></text:p>
          </draw:text-box>
        </draw:frame>
        <draw:line draw:style-name="gr16" draw:text-style-name="P1" draw:layer="layout" svg:x1="11.663cm" svg:y1="8.191cm" svg:x2="16.152cm" svg:y2="8.284cm">
          <text:p/>
        </draw:line>
        <draw:line draw:style-name="gr32" draw:text-style-name="P1" draw:layer="layout" svg:x1="10.667cm" svg:y1="3.157cm" svg:x2="13.809cm" svg:y2="3.157cm">
          <text:p/>
        </draw:line>
        <draw:frame draw:style-name="gr35" draw:layer="layout" svg:width="1.128cm" svg:height="1.184cm" svg:x="8.6cm" svg:y="2.708cm">
          <draw:text-box>
            <text:p>P<text:span text:style-name="T2">2</text:span></text:p>
          </draw:text-box>
        </draw:frame>
        <draw:frame draw:style-name="gr36" draw:layer="layout" svg:width="1.128cm" svg:height="1.171cm" svg:x="8.568cm" svg:y="7.629cm">
          <draw:text-box>
            <text:p>P<text:span text:style-name="T2">1</text:span></text:p>
          </draw:text-box>
        </draw:frame>
        <draw:path draw:style-name="gr32" draw:text-style-name="P1" draw:layer="layout" svg:width="3.529cm" svg:height="2.619cm" draw:transform="skewX (0.427605666738611) rotate (-0.25900686099596) translate (12.5167521537995cm 10.5830195733239cm)" svg:viewBox="0 0 3530 2620" svg:d="m0 2620c3011 1 3530-2620 3530-2620">
          <text:p/>
        </draw:path>
        <draw:path draw:style-name="gr16" draw:text-style-name="P1" draw:layer="layout" svg:width="2.224cm" svg:height="4.755cm" draw:transform="skewX (0.146433124242324) rotate (-0.66497044500984) translate (14.1775194696156cm 14.1291281900263cm)" svg:viewBox="0 0 2225 4756" svg:d="m0 4756c2092 0 2225-4756 2225-4756">
          <text:p/>
        </draw:path>
        <draw:line draw:style-name="gr16" draw:text-style-name="P1" draw:layer="layout" svg:x1="10.691cm" svg:y1="12.794cm" svg:x2="10.691cm" svg:y2="17.463cm">
          <text:p/>
        </draw:line>
        <draw:line draw:style-name="gr19" draw:text-style-name="P1" draw:layer="layout" svg:x1="16.044cm" svg:y1="15.466cm" svg:x2="16.044cm" svg:y2="11.108cm">
          <text:p/>
        </draw:line>
        <draw:frame draw:style-name="gr37" draw:layer="layout" svg:width="1.128cm" svg:height="1.183cm" svg:x="14.134cm" svg:y="11.114cm">
          <draw:text-box>
            <text:p>P<text:span text:style-name="T2">2</text:span></text:p>
          </draw:text-box>
        </draw:frame>
        <draw:frame draw:style-name="gr38" draw:layer="layout" svg:width="1.128cm" svg:height="1.183cm" svg:x="14.037cm" svg:y="16.93cm">
          <draw:text-box>
            <text:p>P<text:span text:style-name="T2">1</text:span></text:p>
          </draw:text-box>
        </draw:frame>
        <draw:frame draw:style-name="gr39" draw:layer="layout" svg:width="1.289cm" svg:height="1.171cm" svg:x="11.597cm" svg:y="11.888cm">
          <draw:text-box>
            <text:p>Q<text:span text:style-name="T2">H</text:span></text:p>
          </draw:text-box>
        </draw:frame>
        <draw:custom-shape draw:style-name="gr13" draw:text-style-name="P1" draw:layer="layout" svg:width="0.412cm" svg:height="1.681cm" svg:x="12.674cm" svg:y="11.207cm">
          <text:p/>
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4" draw:text-style-name="P1" draw:layer="layout" svg:width="0.412cm" svg:height="1.268cm" svg:x="12.636cm" svg:y="17.65cm">
          <text:p/>
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4" draw:text-style-name="P1" draw:layer="layout" svg:width="0.411cm" svg:height="1.268cm" svg:x="12.638cm" svg:y="17.65cm">
          <text:p/>
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0" draw:layer="layout" svg:width="1.31cm" svg:height="1.213cm" svg:x="11.538cm" svg:y="18.124cm">
          <draw:text-box>
            <text:p>Q<text:span text:style-name="T2">L</text:span></text:p>
          </draw:text-box>
        </draw:frame>
        <draw:frame draw:style-name="gr41" draw:layer="layout" svg:width="2.419cm" svg:height="1.285cm" svg:x="15.312cm" svg:y="19.715cm">
          <draw:text-box>
            <text:p>S<text:span text:style-name="T2">1</text:span>=S<text:span text:style-name="T2">2 </text:span></text:p>
          </draw:text-box>
        </draw:frame>
        <draw:frame draw:style-name="gr42" draw:layer="layout" svg:width="2.127cm" svg:height="1.184cm" svg:x="9.997cm" svg:y="19.389cm">
          <draw:text-box>
            <text:p>S<text:span text:style-name="T2">3</text:span>=S<text:span text:style-name="T2">4</text:span></text:p>
          </draw:text-box>
        </draw:frame>
        <draw:line draw:style-name="gr1" draw:text-style-name="P1" draw:layer="layout" svg:x1="1cm" svg:y1="19.303cm" svg:x2="9.398cm" svg:y2="19.303cm">
          <text:p/>
        </draw:line>
        <draw:line draw:style-name="gr2" draw:text-style-name="P1" draw:layer="layout" svg:x1="1cm" svg:y1="19.303cm" svg:x2="1cm" svg:y2="10.486cm">
          <text:p/>
        </draw:line>
        <draw:line draw:style-name="gr17" draw:text-style-name="P1" draw:layer="layout" svg:x1="2.494cm" svg:y1="13.877cm" svg:x2="6.622cm" svg:y2="13.877cm">
          <text:p/>
        </draw:line>
        <draw:line draw:style-name="gr19" draw:text-style-name="P1" draw:layer="layout" svg:x1="2.566cm" svg:y1="17.267cm" svg:x2="6.622cm" svg:y2="17.267cm">
          <text:p/>
        </draw:line>
        <draw:line draw:style-name="gr43" draw:text-style-name="P1" draw:layer="layout" svg:x1="2.566cm" svg:y1="13.877cm" svg:x2="2.565cm" svg:y2="17.267cm">
          <text:p/>
        </draw:line>
        <draw:line draw:style-name="gr17" draw:text-style-name="P1" draw:layer="layout" svg:x1="6.623cm" svg:y1="13.877cm" svg:x2="6.622cm" svg:y2="17.267cm">
          <text:p/>
        </draw:line>
        <draw:frame draw:style-name="gr44" draw:layer="layout" svg:width="0.925cm" svg:height="0.962cm" svg:x="8.468cm" svg:y="19.396cm">
          <draw:text-box>
            <text:p>S</text:p>
          </draw:text-box>
        </draw:frame>
        <draw:frame draw:style-name="gr45" draw:text-style-name="P2" draw:layer="layout" svg:width="0.607cm" svg:height="0.962cm" svg:x="6.267cm" svg:y="17.268cm">
          <draw:text-box>
            <text:p><text:span text:style-name="T1">1</text:span></text:p>
          </draw:text-box>
        </draw:frame>
        <draw:frame draw:style-name="gr46" draw:text-style-name="P2" draw:layer="layout" svg:width="0.608cm" svg:height="0.962cm" svg:x="6.622cm" svg:y="13.453cm">
          <draw:text-box>
            <text:p><text:span text:style-name="T1">2</text:span></text:p>
          </draw:text-box>
        </draw:frame>
        <draw:frame draw:style-name="gr46" draw:text-style-name="P2" draw:layer="layout" svg:width="0.607cm" svg:height="0.962cm" svg:x="1.887cm" svg:y="13.453cm">
          <draw:text-box>
            <text:p><text:span text:style-name="T1">3</text:span></text:p>
          </draw:text-box>
        </draw:frame>
        <draw:frame draw:style-name="gr45" draw:text-style-name="P2" draw:layer="layout" svg:width="0.608cm" svg:height="0.962cm" svg:x="2.28cm" svg:y="17.267cm">
          <draw:text-box>
            <text:p><text:span text:style-name="T1">4</text:span></text:p>
          </draw:text-box>
        </draw:frame>
        <draw:custom-shape draw:style-name="gr14" draw:text-style-name="P1" draw:layer="layout" svg:width="0.427cm" svg:height="1.273cm" svg:x="4.416cm" svg:y="17.267cm">
          <text:p/>
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7" draw:layer="layout" svg:width="0.855cm" svg:height="1.098cm" svg:x="4.7cm" svg:y="17.267cm">
          <draw:text-box>
            <text:p>Q</text:p>
          </draw:text-box>
        </draw:frame>
        <draw:custom-shape draw:style-name="gr13" draw:text-style-name="P1" draw:layer="layout" svg:width="0.427cm" svg:height="1.271cm" svg:x="4.416cm" svg:y="12.605cm">
          <text:p/>
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8" draw:layer="layout" svg:width="0.9cm" svg:height="0.993cm" svg:x="4.7cm" svg:y="12.884cm">
          <draw:text-box>
            <text:p>Q</text:p>
          </draw:text-box>
        </draw:frame>
        <draw:line draw:style-name="gr1" draw:text-style-name="P1" draw:layer="layout" svg:x1="1.001cm" svg:y1="19.303cm" svg:x2="9.399cm" svg:y2="19.303cm">
          <text:p/>
        </draw:line>
        <draw:line draw:style-name="gr2" draw:text-style-name="P1" draw:layer="layout" svg:x1="1.001cm" svg:y1="19.303cm" svg:x2="1.001cm" svg:y2="10.486cm">
          <text:p/>
        </draw:line>
        <draw:line draw:style-name="gr17" draw:text-style-name="P1" draw:layer="layout" svg:x1="2.495cm" svg:y1="13.877cm" svg:x2="6.623cm" svg:y2="13.877cm">
          <text:p/>
        </draw:line>
        <draw:line draw:style-name="gr19" draw:text-style-name="P1" draw:layer="layout" svg:x1="2.566cm" svg:y1="17.267cm" svg:x2="6.622cm" svg:y2="17.267cm">
          <text:p/>
        </draw:line>
        <draw:line draw:style-name="gr43" draw:text-style-name="P1" draw:layer="layout" svg:x1="2.567cm" svg:y1="13.877cm" svg:x2="2.566cm" svg:y2="17.267cm">
          <text:p/>
        </draw:line>
        <draw:line draw:style-name="gr17" draw:text-style-name="P1" draw:layer="layout" svg:x1="6.623cm" svg:y1="13.877cm" svg:x2="6.622cm" svg:y2="17.267cm">
          <text:p/>
        </draw:line>
        <draw:frame draw:style-name="gr49" draw:layer="layout" svg:width="1.2cm" svg:height="1.252cm" svg:x="0cm" svg:y="10.4cm">
          <draw:text-box>
            <text:p>T</text:p>
          </draw:text-box>
        </draw:frame>
        <draw:frame draw:style-name="gr45" draw:text-style-name="P2" draw:layer="layout" svg:width="0.607cm" svg:height="0.962cm" svg:x="6.267cm" svg:y="17.268cm">
          <draw:text-box>
            <text:p><text:span text:style-name="T1">1</text:span></text:p>
          </draw:text-box>
        </draw:frame>
        <draw:frame draw:style-name="gr46" draw:text-style-name="P2" draw:layer="layout" svg:width="0.607cm" svg:height="0.962cm" svg:x="6.623cm" svg:y="13.453cm">
          <draw:text-box>
            <text:p><text:span text:style-name="T1">2</text:span></text:p>
          </draw:text-box>
        </draw:frame>
        <draw:frame draw:style-name="gr46" draw:text-style-name="P2" draw:layer="layout" svg:width="0.607cm" svg:height="0.962cm" svg:x="1.888cm" svg:y="13.453cm">
          <draw:text-box>
            <text:p><text:span text:style-name="T1">3</text:span></text:p>
          </draw:text-box>
        </draw:frame>
        <draw:frame draw:style-name="gr45" draw:text-style-name="P2" draw:layer="layout" svg:width="0.608cm" svg:height="0.962cm" svg:x="2.281cm" svg:y="17.267cm">
          <draw:text-box>
            <text:p><text:span text:style-name="T1">4</text:span></text:p>
          </draw:text-box>
        </draw:frame>
        <draw:custom-shape draw:style-name="gr14" draw:text-style-name="P1" draw:layer="layout" svg:width="0.428cm" svg:height="1.273cm" svg:x="4.416cm" svg:y="17.267cm">
          <text:p/>
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7" draw:layer="layout" svg:width="1.566cm" svg:height="1.171cm" svg:x="4.701cm" svg:y="17.267cm">
          <draw:text-box>
            <text:p>Q<text:span text:style-name="T2">L</text:span></text:p>
          </draw:text-box>
        </draw:frame>
        <draw:custom-shape draw:style-name="gr13" draw:text-style-name="P1" draw:layer="layout" svg:width="0.428cm" svg:height="1.271cm" svg:x="4.416cm" svg:y="12.605cm">
          <text:p/>
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0" draw:layer="layout" svg:width="1.363cm" svg:height="1.747cm" svg:x="4.701cm" svg:y="12.884cm">
          <draw:text-box>
            <text:p>Q<text:span text:style-name="T2">H</text:span></text:p>
          </draw:text-box>
        </draw:frame>
        <draw:line draw:style-name="gr1" draw:text-style-name="P1" draw:layer="layout" svg:x1="1.001cm" svg:y1="9.746cm" svg:x2="9.399cm" svg:y2="9.746cm">
          <text:p/>
        </draw:line>
        <draw:line draw:style-name="gr2" draw:text-style-name="P1" draw:layer="layout" svg:x1="1.001cm" svg:y1="9.746cm" svg:x2="1.001cm" svg:y2="0.929cm">
          <text:p/>
        </draw:line>
        <draw:frame draw:style-name="gr51" draw:layer="layout" svg:width="0.925cm" svg:height="0.962cm" svg:x="7.848cm" svg:y="10.027cm">
          <draw:text-box>
            <text:p>V</text:p>
          </draw:text-box>
        </draw:frame>
        <draw:line draw:style-name="gr1" draw:text-style-name="P1" draw:layer="layout" svg:x1="1.002cm" svg:y1="9.746cm" svg:x2="9.4cm" svg:y2="9.746cm">
          <text:p/>
        </draw:line>
        <draw:line draw:style-name="gr2" draw:text-style-name="P1" draw:layer="layout" svg:x1="1.002cm" svg:y1="9.746cm" svg:x2="1.002cm" svg:y2="0.929cm">
          <text:p/>
        </draw:line>
        <draw:frame draw:style-name="gr52" draw:layer="layout" svg:width="0.818cm" svg:height="0.962cm" svg:x="0cm" svg:y="0.8cm">
          <draw:text-box>
            <text:p>P</text:p>
          </draw:text-box>
        </draw:frame>
        <draw:path draw:style-name="gr32" draw:text-style-name="P1" draw:layer="layout" svg:width="5.027cm" svg:height="1.348cm" draw:transform="skewX (-0.358316095434436) rotate (-1.03620197690903) translate (3.40099893290218cm 0.648219159925374cm)" svg:viewBox="0 0 5028 1349" svg:d="m0 1349c1637 0 5028-1349 5028-1349">
          <text:p/>
        </draw:path>
        <draw:path draw:style-name="gr17" draw:text-style-name="P1" draw:layer="layout" svg:width="3.882cm" svg:height="0.445cm" draw:transform="skewX (-0.122173047639603) rotate (-1.27723194660945) translate (6.33644630621659cm 4.81015431289018cm)" svg:viewBox="0 0 3883 446" svg:d="m0 405c2059 200 3883-405 3883-405">
          <text:p/>
        </draw:path>
        <draw:path draw:style-name="gr17" draw:text-style-name="P1" draw:layer="layout" svg:width="3.876cm" svg:height="1.686cm" draw:transform="rotate (-3.14159265358979) translate (7.45992799778455cm 8.52661624717263cm)" svg:viewBox="0 0 3877 1687" svg:d="m0 0c2031 0 3877 1687 3877 1687">
          <text:p/>
        </draw:path>
        <draw:path draw:style-name="gr32" draw:text-style-name="P1" draw:layer="layout" svg:width="3.601cm" svg:height="3.093cm" draw:transform="skewX (-0.17854718247902) rotate (2.42112073836653) translate (3.58288562575229cm 6.83992295354489cm)" svg:viewBox="0 0 3602 3094" svg:d="m0 0c2271 1 3602 3094 3602 3094">
          <text:p/>
        </draw:path>
        <draw:frame draw:style-name="gr45" draw:text-style-name="P2" draw:layer="layout" svg:width="0.607cm" svg:height="0.962cm" svg:x="7.473cm" svg:y="8.187cm">
          <draw:text-box>
            <text:p><text:span text:style-name="T1">1</text:span></text:p>
          </draw:text-box>
        </draw:frame>
        <draw:frame draw:style-name="gr45" draw:text-style-name="P2" draw:layer="layout" svg:width="0.607cm" svg:height="0.962cm" svg:x="5.984cm" svg:y="4.573cm">
          <draw:text-box>
            <text:p><text:span text:style-name="T1">2</text:span></text:p>
          </draw:text-box>
        </draw:frame>
        <draw:frame draw:style-name="gr45" draw:text-style-name="P2" draw:layer="layout" svg:width="0.608cm" svg:height="0.962cm" svg:x="2.51cm" svg:y="1.253cm">
          <draw:text-box>
            <text:p><text:span text:style-name="T1">3</text:span></text:p>
          </draw:text-box>
        </draw:frame>
        <draw:frame draw:style-name="gr46" draw:text-style-name="P2" draw:layer="layout" svg:width="0.608cm" svg:height="0.962cm" svg:x="2.497cm" svg:y="6.278cm">
          <draw:text-box>
            <text:p><text:span text:style-name="T1">4</text:span></text:p>
          </draw:text-box>
        </draw:frame>
        <draw:frame draw:style-name="gr53" draw:layer="layout" svg:width="2.127cm" svg:height="1.171cm" svg:x="6.374cm" svg:y="19.236cm">
          <draw:text-box>
            <text:p>S<text:span text:style-name="T2">1</text:span>=S<text:span text:style-name="T2">2</text:span></text:p>
          </draw:text-box>
        </draw:frame>
        <draw:frame draw:style-name="gr54" draw:layer="layout" svg:width="2.127cm" svg:height="1.171cm" svg:x="2.243cm" svg:y="19.303cm">
          <draw:text-box>
            <text:p>S<text:span text:style-name="T2">3</text:span>=S<text:span text:style-name="T2">4</text:span></text:p>
          </draw:text-box>
        </draw:frame>
        <draw:frame draw:style-name="gr55" draw:layer="layout" svg:width="1.128cm" svg:height="1.171cm" svg:x="6.452cm" svg:y="6.184cm">
          <draw:text-box>
            <text:p>S<text:span text:style-name="T2">1</text:span></text:p>
          </draw:text-box>
        </draw:frame>
        <draw:frame draw:style-name="gr55" draw:layer="layout" svg:width="1.128cm" svg:height="1.171cm" svg:x="1.37cm" svg:y="3.467cm">
          <draw:text-box>
            <text:p>S<text:span text:style-name="T2">3</text:span></text:p>
          </draw:text-box>
        </draw:frame>
        <draw:frame draw:style-name="gr56" draw:text-style-name="P3" draw:layer="layout" svg:width="7.44cm" svg:height="0.962cm" svg:x="1.289cm" svg:y="10.487cm">
          <draw:text-box>
            <text:p><text:span text:style-name="T3">Reversed Carnot Cycle</text:span></text:p>
          </draw:text-box>
        </draw:frame>
        <draw:frame draw:style-name="gr57" draw:text-style-name="P3" draw:layer="layout" svg:width="6.424cm" svg:height="0.972cm" svg:x="10.006cm" svg:y="10.132cm">
          <draw:text-box>
            <text:p><text:span text:style-name="T3">Bell-Coleman Cycle</text:span></text:p>
          </draw:text-box>
        </draw:frame>
        <draw:frame draw:style-name="gr58" draw:layer="layout" svg:width="0.925cm" svg:height="1.083cm" svg:x="17.13cm" svg:y="9.803cm">
          <draw:text-box>
            <text:p>V</text:p>
          </draw:text-box>
        </draw:frame>
        <draw:frame draw:style-name="gr57" draw:text-style-name="P3" draw:layer="layout" svg:width="7.589cm" svg:height="0.972cm" svg:x="19.906cm" svg:y="10.832cm">
          <draw:text-box>
            <text:p><text:span text:style-name="T3">Reversed Stirling Cycle</text:span></text:p>
          </draw:text-box>
        </draw:frame>
        <presentation:notes draw:style-name="dp2">
          <draw:page-thumbnail draw:style-name="gr59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Arrowheads_20_1" draw:display-name="Arrowheads 1" svg:viewBox="0 0 1321 3493" svg:d="m1321 3493h-1321l702-3493z"/>
    <draw:marker draw:name="Arrowheads_20_3" draw:display-name="Arrowheads 3" svg:viewBox="0 0 1131 2256" svg:d="m1127 2120-449-2006-9-42-25-39-38-25-38-8-43 8-38 25-25 39-9 42-449 2006v13l-4 9 9 42 25 38 38 25 42 9h903l42-9 38-25 26-38 8-42v-9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eff Gomes</meta:initial-creator>
    <meta:creation-date>2013-03-19T15:50:14</meta:creation-date>
    <dc:date>2013-03-20T18:55:24</dc:date>
    <dc:creator>Jeff Gomes</dc:creator>
    <meta:editing-duration>P0D</meta:editing-duration>
    <meta:editing-cycles>2</meta:editing-cycles>
    <meta:generator>LibreOffice/3.5$Linux_X86_64 LibreOffice_project/350m1$Build-2</meta:generator>
    <meta:document-statistic meta:object-count="157"/>
  </office:meta>
</office:document-meta>
</file>